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9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Tabela Bas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number-columns-repeated="2" table:style-name="ce2" office:value-type="string" calcext:value-type="string">
            <text:p>Contato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office:value-type="string" calcext:value-type="string">
            <text:p>5 de Fevereiro de 2020</text:p>
          </table:table-cell>
          <table:table-cell office:value-type="string" calcext:value-type="string">
            <text:p>Operacional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1ª Forma Normal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e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5" office:value-type="string" calcext:value-type="string">
            <text:p>2020-02-05 00:00:00</text:p>
          </table:table-cell>
          <table:table-cell office:value-type="string" calcext:value-type="string">
            <text:p>Operacional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2ª Forma Normal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office:value-type="string" calcext:value-type="string">
            <text:p>2020-02-05 00:00:00</text:p>
          </table:table-cell>
          <table:table-cell office:value-type="string" calcext:value-type="string">
            <text:p>Operacional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 office:value-type="string" calcext:value-type="string">
            <text:p>Marke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6:13:31.304134793</meta:creation-date>
    <dc:date>2022-05-04T16:19:25.519764274</dc:date>
    <meta:editing-duration>PT5M53S</meta:editing-duration>
    <meta:editing-cycles>3</meta:editing-cycles>
    <meta:generator>LibreOffice/6.4.7.2$Linux_X86_64 LibreOffice_project/40$Build-2</meta:generator>
    <meta:document-statistic meta:table-count="1" meta:cell-count="108" meta:object-count="0"/>
  </office:meta>
</office:document-meta>
</file>